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adornments="Regular" style:font-family-generic="swiss" style:font-pitch="variable" style:name="Arial3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27.38mm"/>
    </style:style>
    <style:style style:family="table-column" style:name="co2">
      <style:table-column-properties fo:break-before="auto" style:column-width="66.11mm"/>
    </style:style>
    <style:style style:family="table-column" style:name="co3">
      <style:table-column-properties fo:break-before="auto" style:column-width="20mm"/>
    </style:style>
    <style:style style:family="table-column" style:name="co4">
      <style:table-column-properties fo:break-before="auto" style:column-width="1.62mm"/>
    </style:style>
    <style:style style:family="table-column" style:name="co5">
      <style:table-column-properties fo:break-before="auto" style:column-width="30mm"/>
    </style:style>
    <style:style style:family="table-column" style:name="co6">
      <style:table-column-properties fo:break-before="auto" style:column-width="30.41mm"/>
    </style:style>
    <style:style style:family="table-column" style:name="co7">
      <style:table-column-properties fo:break-before="auto" style:column-width="40.09mm"/>
    </style:style>
    <style:style style:family="table-column" style:name="co8">
      <style:table-column-properties fo:break-before="auto" style:column-width="17.67mm"/>
    </style:style>
    <style:style style:family="table-column" style:name="co9">
      <style:table-column-properties fo:break-before="auto" style:column-width="22.58mm"/>
    </style:style>
    <style:style style:family="table-row" style:name="ro1">
      <style:table-row-properties fo:break-before="auto" style:row-height="9.47mm" style:use-optimal-row-height="true"/>
    </style:style>
    <style:style style:family="table-row" style:name="ro2">
      <style:table-row-properties fo:break-before="auto" style:row-height="8.01mm" style:use-optimal-row-height="false"/>
    </style:style>
    <style:style style:family="table-row" style:name="ro3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style="normal" fo:font-weight="bold" style:font-name="Arial" style:text-underline-style="none"/>
    </style:style>
    <style:style style:data-style-name="N36" style:family="table-cell" style:name="ce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2pt" fo:font-weight="normal" style:font-name="Arial" style:text-underline-style="none"/>
    </style:style>
    <style:style style:data-style-name="N36" style:family="table-cell" style:name="ce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font-size-asian="12pt" style:font-size-complex="12pt" style:text-underline-style="none"/>
    </style:style>
    <style:style style:data-style-name="N36" style:family="table-cell" style:name="ce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2pt" fo:font-weight="bold" style:font-name="Arial" style:font-weight-asian="bold" style:font-weight-complex="bold" style:text-underline-style="none"/>
    </style:style>
    <style:style style:data-style-name="N36" style:family="table-cell" style:name="ce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7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12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1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34" style:family="table-cell" style:name="ce1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17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" style:text-underline-style="none"/>
    </style:style>
    <style:style style:data-style-name="N134" style:family="table-cell" style:name="ce1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4" style:family="table-cell" style:name="ce13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22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5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24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3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1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3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20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41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48" style:parent-style-name="Tabela">
      <style:table-cell-properties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0pt" fo:font-weight="normal" style:font-name="Arial" style:font-size-asian="10pt" style:font-size-complex="10pt" style:text-underline-style="none"/>
    </style:style>
    <style:style style:data-style-name="N0" style:family="table-cell" style:name="ce4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end"/>
      <style:text-properties fo:color="#000000" fo:font-size="12pt" fo:font-weight="normal" style:font-name="Arial" style:text-underline-style="none"/>
    </style:style>
    <style:style style:data-style-name="N0" style:family="table-cell" style:name="ce2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text-underline-style="none"/>
    </style:style>
    <style:style style:family="table-row" style:name="aabfa67">
      <style:table-row-properties style:row-height="0.3154in"/>
    </style:style>
    <style:style style:family="table-row" style:name="a90ec59">
      <style:table-row-properties style:row-height="0.3154in"/>
    </style:style>
    <style:style style:family="table-row" style:name="a433148">
      <style:table-row-properties style:row-height="0.3154in"/>
    </style:style>
    <style:style style:family="table-row" style:name="a360e4f">
      <style:table-row-properties style:row-height="0.3154in"/>
    </style:style>
    <style:style style:family="table-row" style:name="a07410d">
      <style:table-row-properties style:row-height="0.3154in"/>
    </style:style>
    <style:style style:family="table-row" style:name="a84910f">
      <style:table-row-properties style:row-height="0.3154in"/>
    </style:style>
    <style:style style:family="table-row" style:name="aac49cd">
      <style:table-row-properties style:row-height="0.3154in"/>
    </style:style>
    <style:style style:family="table-row" style:name="a42c29e">
      <style:table-row-properties style:row-height="0.3154in"/>
    </style:style>
    <style:style style:family="table-row" style:name="af87118">
      <style:table-row-properties style:row-height="0.3154in"/>
    </style:style>
    <style:style style:family="table-row" style:name="ad92ae9">
      <style:table-row-properties style:row-height="0.3154in"/>
    </style:style>
    <style:style style:family="table-row" style:name="a6f716a">
      <style:table-row-properties style:row-height="0.3154in"/>
    </style:style>
    <style:style style:family="table-row" style:name="afffc2e">
      <style:table-row-properties style:row-height="0.3154in"/>
    </style:style>
    <style:style style:family="table-row" style:name="a5da7f4">
      <style:table-row-properties style:row-height="0.3154in"/>
    </style:style>
    <style:style style:family="table-row" style:name="a128614">
      <style:table-row-properties style:row-height="0.3154in"/>
    </style:style>
    <style:style style:family="table-row" style:name="a97b1d0">
      <style:table-row-properties style:row-height="0.3154in"/>
    </style:style>
    <style:style style:family="table-row" style:name="a9bebc5">
      <style:table-row-properties style:row-height="0.3154in"/>
    </style:style>
    <style:style style:family="table-row" style:name="aa40dab">
      <style:table-row-properties style:row-height="0.3154in"/>
    </style:style>
    <style:style style:family="table-row" style:name="af9e557">
      <style:table-row-properties style:row-height="0.3154in"/>
    </style:style>
    <style:style style:family="table-row" style:name="a959830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number-columns-repeated="2" table:style-name="co3"/>
        <table:table-column table:default-cell-style-name="Default" table:style-name="co5"/>
        <table:table-column table:default-cell-style-name="Default" table:style-name="co6"/>
        <table:table-column table:default-cell-style-name="Default" table:style-name="co7"/>
        <table:table-column table:default-cell-style-name="Default" table:number-columns-repeated="55" table:style-name="co8"/>
        <table:table-header-rows>
          <table:table-row table:style-name="ro1">
            <table:table-cell calcext:value-type="string" office:value-type="string" table:style-name="ce1">
              <text:p>DATA</text:p>
            </table:table-cell>
            <table:table-cell calcext:value-type="string" office:value-type="string" table:style-name="ce7">
              <text:p>NF - SERV. PROD. </text:p>
            </table:table-cell>
            <table:table-cell calcext:value-type="string" office:value-type="string" table:style-name="ce10">
              <text:p>R$</text:p>
            </table:table-cell>
            <table:table-cell table:style-name="ce13"/>
            <table:table-cell calcext:value-type="string" office:value-type="string" table:style-name="ce15">
              <text:p>PAGO</text:p>
            </table:table-cell>
            <table:table-cell calcext:value-type="string" office:value-type="string" table:style-name="ce10">
              <text:p>VALOR</text:p>
            </table:table-cell>
            <table:table-cell calcext:value-type="string" office:value-type="string" table:style-name="ce18">
              <text:p>DATA</text:p>
            </table:table-cell>
            <table:table-cell calcext:value-type="string" office:value-type="string" table:style-name="ce20">
              <text:p>SALDO DEVEDOR</text:p>
            </table:table-cell>
            <table:table-cell calcext:value-type="string" office:value-type="string" table:style-name="ce15">
              <text:p>OBS.:</text:p>
            </table:table-cell>
            <table:table-cell table:number-columns-repeated="55" table:style-name="ce25"/>
          </table:table-row>
        </table:table-header-rows>
        <table:table-row table:style-name="ro2">
          <table:table-cell calcext:value-type="date" office:date-value="2020-01-27" office:value-type="date" table:style-name="ce3">
            <text:p>27/01/2020</text:p>
          </table:table-cell>
          <table:table-cell calcext:value-type="string" office:value-type="string" table:style-name="ce12">
            <text:p>Mens. 01/2020 (A.C.)</text:p>
          </table:table-cell>
          <table:table-cell calcext:value-type="float" office:value="146" office:value-type="float" table:style-name="ce17">
            <text:p>146,00</text:p>
          </table:table-cell>
          <table:table-cell table:style-name="ce22"/>
          <table:table-cell calcext:value-type="string" office:value-type="string" table:style-name="ce24">
            <text:p>não</text:p>
          </table:table-cell>
          <table:table-cell calcext:value-type="float" office:value="0" office:value-type="float" table:style-name="ce17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146" office:value-type="float" table:formula="of:=[.C2]-[.F2]" table:style-name="ce41">
            <text:p>146,00</text:p>
          </table:table-cell>
          <table:table-cell table:style-name="ce48"/>
          <table:table-cell table:number-columns-repeated="55" table:style-name="ce25"/>
        </table:table-row>
        <table:table-row table:style-name="ro2">
          <table:table-cell calcext:value-type="date" office:date-value="2020-02-28" office:value-type="date" table:style-name="ce3">
            <text:p>28/02/2020</text:p>
          </table:table-cell>
          <table:table-cell calcext:value-type="string" office:value-type="string" table:style-name="ce12">
            <text:p>Mens. 02/2020 (A.C.)</text:p>
          </table:table-cell>
          <table:table-cell calcext:value-type="float" office:value="100" office:value-type="float" table:style-name="ce17">
            <text:p>100,00</text:p>
          </table:table-cell>
          <table:table-cell table:style-name="ce22"/>
          <table:table-cell calcext:value-type="string" office:value-type="string" table:style-name="ce24">
            <text:p>não</text:p>
          </table:table-cell>
          <table:table-cell calcext:value-type="float" office:value="0" office:value-type="float" table:style-name="ce17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100" office:value-type="float" table:formula="of:=[.C3]-[.F3]" table:style-name="ce41">
            <text:p>100,00</text:p>
          </table:table-cell>
          <table:table-cell table:style-name="ce48"/>
          <table:table-cell table:number-columns-repeated="55" table:style-name="ce25"/>
        </table:table-row>
        <table:table-row table:style-name="ro2">
          <table:table-cell calcext:value-type="date" office:date-value="2020-03-31" office:value-type="date" table:style-name="ce3">
            <text:p>31/03/2020</text:p>
          </table:table-cell>
          <table:table-cell calcext:value-type="string" office:value-type="string" table:style-name="ce12">
            <text:p>Mens. 03/2020 (A.C.)</text:p>
          </table:table-cell>
          <table:table-cell calcext:value-type="float" office:value="100" office:value-type="float" table:style-name="ce17">
            <text:p>100,00</text:p>
          </table:table-cell>
          <table:table-cell table:style-name="ce22"/>
          <table:table-cell calcext:value-type="string" office:value-type="string" table:style-name="ce24">
            <text:p>não</text:p>
          </table:table-cell>
          <table:table-cell calcext:value-type="float" office:value="0" office:value-type="float" table:style-name="ce17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100" office:value-type="float" table:formula="of:=[.C4]-[.F4]" table:style-name="ce41">
            <text:p>100,00</text:p>
          </table:table-cell>
          <table:table-cell table:style-name="ce48"/>
          <table:table-cell table:number-columns-repeated="55" table:style-name="ce25"/>
        </table:table-row>
        <table:table-row table:style-name="ro2">
          <table:table-cell calcext:value-type="date" office:date-value="2020-04-30" office:value-type="date" table:style-name="ce3">
            <text:p>30/04/2020</text:p>
          </table:table-cell>
          <table:table-cell calcext:value-type="string" office:value-type="string" table:style-name="ce12">
            <text:p>Mens. 04/2020 (A.C.)</text:p>
          </table:table-cell>
          <table:table-cell calcext:value-type="float" office:value="100" office:value-type="float" table:style-name="ce17">
            <text:p>100,00</text:p>
          </table:table-cell>
          <table:table-cell table:style-name="ce22"/>
          <table:table-cell calcext:value-type="string" office:value-type="string" table:style-name="ce24">
            <text:p>não</text:p>
          </table:table-cell>
          <table:table-cell calcext:value-type="float" office:value="0" office:value-type="float" table:style-name="ce17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100" office:value-type="float" table:formula="of:=[.C5]-[.F5]" table:style-name="ce41">
            <text:p>100,00</text:p>
          </table:table-cell>
          <table:table-cell table:style-name="ce48"/>
          <table:table-cell table:number-columns-repeated="55" table:style-name="ce25"/>
        </table:table-row>
        <table:table-row table:style-name="ro2">
          <table:table-cell calcext:value-type="date" office:date-value="2020-05-31" office:value-type="date" table:style-name="ce3">
            <text:p>31/05/2020</text:p>
          </table:table-cell>
          <table:table-cell calcext:value-type="string" office:value-type="string" table:style-name="ce12">
            <text:p>Mens. 05/2020 (A.C.)</text:p>
          </table:table-cell>
          <table:table-cell calcext:value-type="float" office:value="100" office:value-type="float" table:style-name="ce17">
            <text:p>100,00</text:p>
          </table:table-cell>
          <table:table-cell table:style-name="ce22"/>
          <table:table-cell calcext:value-type="string" office:value-type="string" table:style-name="ce24">
            <text:p>não</text:p>
          </table:table-cell>
          <table:table-cell calcext:value-type="float" office:value="0" office:value-type="float" table:style-name="ce17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100" office:value-type="float" table:formula="of:=[.C6]-[.F6]" table:style-name="ce41">
            <text:p>100,00</text:p>
          </table:table-cell>
          <table:table-cell table:style-name="ce48"/>
          <table:table-cell table:number-columns-repeated="55" table:style-name="ce25"/>
        </table:table-row>
        <table:table-row table:style-name="ro2">
          <table:table-cell calcext:value-type="date" office:date-value="2020-06-30" office:value-type="date" table:style-name="ce3">
            <text:p>30/06/2020</text:p>
          </table:table-cell>
          <table:table-cell calcext:value-type="string" office:value-type="string" table:style-name="ce12">
            <text:p>Mens. 06/2020 (A.C.)</text:p>
          </table:table-cell>
          <table:table-cell calcext:value-type="float" office:value="100" office:value-type="float" table:style-name="ce17">
            <text:p>100,00</text:p>
          </table:table-cell>
          <table:table-cell table:style-name="ce22"/>
          <table:table-cell calcext:value-type="string" office:value-type="string" table:style-name="ce24">
            <text:p>não</text:p>
          </table:table-cell>
          <table:table-cell calcext:value-type="float" office:value="0" office:value-type="float" table:style-name="ce17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100" office:value-type="float" table:formula="of:=[.C7]-[.F7]" table:style-name="ce41">
            <text:p>100,00</text:p>
          </table:table-cell>
          <table:table-cell table:style-name="ce48"/>
          <table:table-cell table:number-columns-repeated="55" table:style-name="ce25"/>
        </table:table-row>
        <table:table-row table:style-name="ro2">
          <table:table-cell calcext:value-type="date" office:date-value="2020-07-31" office:value-type="date" table:style-name="ce3">
            <text:p>31/07/2020</text:p>
          </table:table-cell>
          <table:table-cell calcext:value-type="string" office:value-type="string" table:style-name="ce12">
            <text:p>Mens. 07/2020 (A.C.)</text:p>
          </table:table-cell>
          <table:table-cell calcext:value-type="float" office:value="100" office:value-type="float" table:style-name="ce17">
            <text:p>100,00</text:p>
          </table:table-cell>
          <table:table-cell table:style-name="ce22"/>
          <table:table-cell calcext:value-type="string" office:value-type="string" table:style-name="ce24">
            <text:p>não</text:p>
          </table:table-cell>
          <table:table-cell calcext:value-type="float" office:value="0" office:value-type="float" table:style-name="ce17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100" office:value-type="float" table:formula="of:=[.C8]-[.F8]" table:style-name="ce41">
            <text:p>100,00</text:p>
          </table:table-cell>
          <table:table-cell table:style-name="ce48"/>
          <table:table-cell table:number-columns-repeated="55" table:style-name="ce25"/>
        </table:table-row>
        <table:table-row table:style-name="aabfa67">
          <table:table-cell calcext:value-type="date" office:date-value="2020-08-31" office:value-type="date" table:style-name="ce3">
            <text:p>2020-08-31</text:p>
          </table:table-cell>
          <table:table-cell calcext:value-type="string" office:string-value="Mens. 08/2020 (A.C.)" office:value-type="string" table:style-name="ce12">
            <text:p>Mens. 08/2020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9-F9" table:style-name="ce41"/>
          <table:table-cell table:style-name="ce48"/>
          <table:table-cell table:number-columns-repeated="55" table:style-name="ce25"/>
        </table:table-row>
        <table:table-row table:style-name="a90ec59">
          <table:table-cell calcext:value-type="date" office:date-value="2020-09-30" office:value-type="date" table:style-name="ce3">
            <text:p>2020-09-30</text:p>
          </table:table-cell>
          <table:table-cell calcext:value-type="string" office:string-value="Mens. 09/2020 (A.C.)" office:value-type="string" table:style-name="ce12">
            <text:p>Mens. 09/2020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0-F10" table:style-name="ce41"/>
          <table:table-cell table:style-name="ce48"/>
          <table:table-cell table:number-columns-repeated="55" table:style-name="ce25"/>
        </table:table-row>
        <table:table-row table:style-name="a433148">
          <table:table-cell calcext:value-type="date" office:date-value="2020-10-31" office:value-type="date" table:style-name="ce3">
            <text:p>2020-10-31</text:p>
          </table:table-cell>
          <table:table-cell calcext:value-type="string" office:string-value="Mens. 10/2020 (A.C.)" office:value-type="string" table:style-name="ce12">
            <text:p>Mens. 10/2020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1-F11" table:style-name="ce41"/>
          <table:table-cell table:style-name="ce48"/>
          <table:table-cell table:number-columns-repeated="55" table:style-name="ce25"/>
        </table:table-row>
        <table:table-row table:style-name="a360e4f">
          <table:table-cell calcext:value-type="date" office:date-value="2020-11-30" office:value-type="date" table:style-name="ce3">
            <text:p>2020-11-30</text:p>
          </table:table-cell>
          <table:table-cell calcext:value-type="string" office:string-value="Mens. 11/2020 (A.C.)" office:value-type="string" table:style-name="ce12">
            <text:p>Mens. 11/2020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2-F12" table:style-name="ce41"/>
          <table:table-cell table:style-name="ce48"/>
          <table:table-cell table:number-columns-repeated="55" table:style-name="ce25"/>
        </table:table-row>
        <table:table-row table:style-name="a07410d">
          <table:table-cell calcext:value-type="date" office:date-value="2020-12-31" office:value-type="date" table:style-name="ce3">
            <text:p>2020-12-31</text:p>
          </table:table-cell>
          <table:table-cell calcext:value-type="string" office:string-value="Mens. 12/2020 (A.C.)" office:value-type="string" table:style-name="ce12">
            <text:p>Mens. 12/2020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3-F13" table:style-name="ce41"/>
          <table:table-cell table:style-name="ce48"/>
          <table:table-cell table:number-columns-repeated="55" table:style-name="ce25"/>
        </table:table-row>
        <table:table-row table:style-name="a84910f">
          <table:table-cell calcext:value-type="date" office:date-value="2021-01-31" office:value-type="date" table:style-name="ce3">
            <text:p>2021-01-31</text:p>
          </table:table-cell>
          <table:table-cell calcext:value-type="string" office:string-value="Mens. 01/2021 (A.C.)" office:value-type="string" table:style-name="ce12">
            <text:p>Mens. 01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4-F14" table:style-name="ce41"/>
          <table:table-cell table:style-name="ce48"/>
          <table:table-cell table:number-columns-repeated="55" table:style-name="ce25"/>
        </table:table-row>
        <table:table-row table:style-name="aac49cd">
          <table:table-cell calcext:value-type="date" office:date-value="2021-02-28" office:value-type="date" table:style-name="ce3">
            <text:p>2021-02-28</text:p>
          </table:table-cell>
          <table:table-cell calcext:value-type="string" office:string-value="Mens. 02/2021 (A.C.)" office:value-type="string" table:style-name="ce12">
            <text:p>Mens. 02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5-F15" table:style-name="ce41"/>
          <table:table-cell table:style-name="ce48"/>
          <table:table-cell table:number-columns-repeated="55" table:style-name="ce25"/>
        </table:table-row>
        <table:table-row table:style-name="a42c29e">
          <table:table-cell calcext:value-type="date" office:date-value="2021-03-31" office:value-type="date" table:style-name="ce3">
            <text:p>2021-03-31</text:p>
          </table:table-cell>
          <table:table-cell calcext:value-type="string" office:string-value="Mens. 03/2021 (A.C.)" office:value-type="string" table:style-name="ce12">
            <text:p>Mens. 03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6-F16" table:style-name="ce41"/>
          <table:table-cell table:style-name="ce48"/>
          <table:table-cell table:number-columns-repeated="55" table:style-name="ce25"/>
        </table:table-row>
        <table:table-row table:style-name="af87118">
          <table:table-cell calcext:value-type="date" office:date-value="2021-04-30" office:value-type="date" table:style-name="ce3">
            <text:p>2021-04-30</text:p>
          </table:table-cell>
          <table:table-cell calcext:value-type="string" office:string-value="Mens. 04/2021 (A.C.)" office:value-type="string" table:style-name="ce12">
            <text:p>Mens. 04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7-F17" table:style-name="ce41"/>
          <table:table-cell table:style-name="ce48"/>
          <table:table-cell table:number-columns-repeated="55" table:style-name="ce25"/>
        </table:table-row>
        <table:table-row table:style-name="ad92ae9">
          <table:table-cell calcext:value-type="date" office:date-value="2021-05-31" office:value-type="date" table:style-name="ce3">
            <text:p>2021-05-31</text:p>
          </table:table-cell>
          <table:table-cell calcext:value-type="string" office:string-value="Mens. 05/2021 (A.C.)" office:value-type="string" table:style-name="ce12">
            <text:p>Mens. 05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8-F18" table:style-name="ce41"/>
          <table:table-cell table:style-name="ce48"/>
          <table:table-cell table:number-columns-repeated="55" table:style-name="ce25"/>
        </table:table-row>
        <table:table-row table:style-name="a6f716a">
          <table:table-cell calcext:value-type="date" office:date-value="2021-06-30" office:value-type="date" table:style-name="ce3">
            <text:p>2021-06-30</text:p>
          </table:table-cell>
          <table:table-cell calcext:value-type="string" office:string-value="Mens. 06/2021 (A.C.)" office:value-type="string" table:style-name="ce12">
            <text:p>Mens. 06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9-F19" table:style-name="ce41"/>
          <table:table-cell table:style-name="ce48"/>
          <table:table-cell table:number-columns-repeated="55" table:style-name="ce25"/>
        </table:table-row>
        <table:table-row table:style-name="afffc2e">
          <table:table-cell calcext:value-type="date" office:date-value="2021-07-31" office:value-type="date" table:style-name="ce3">
            <text:p>2021-07-31</text:p>
          </table:table-cell>
          <table:table-cell calcext:value-type="string" office:string-value="Mens. 07/2021 (A.C.)" office:value-type="string" table:style-name="ce12">
            <text:p>Mens. 07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0-F20" table:style-name="ce41"/>
          <table:table-cell table:style-name="ce48"/>
          <table:table-cell table:number-columns-repeated="55" table:style-name="ce25"/>
        </table:table-row>
        <table:table-row table:style-name="a5da7f4">
          <table:table-cell calcext:value-type="date" office:date-value="2021-08-31" office:value-type="date" table:style-name="ce3">
            <text:p>2021-08-31</text:p>
          </table:table-cell>
          <table:table-cell calcext:value-type="string" office:string-value="Mens. 08/2021 (A.C.)" office:value-type="string" table:style-name="ce12">
            <text:p>Mens. 08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1-F21" table:style-name="ce41"/>
          <table:table-cell table:style-name="ce48"/>
          <table:table-cell table:number-columns-repeated="55" table:style-name="ce25"/>
        </table:table-row>
        <table:table-row table:style-name="a128614">
          <table:table-cell calcext:value-type="date" office:date-value="2021-09-30" office:value-type="date" table:style-name="ce3">
            <text:p>2021-09-30</text:p>
          </table:table-cell>
          <table:table-cell calcext:value-type="string" office:string-value="Mens. 09/2021 (A.C.)" office:value-type="string" table:style-name="ce12">
            <text:p>Mens. 09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2-F22" table:style-name="ce41"/>
          <table:table-cell table:style-name="ce48"/>
          <table:table-cell table:number-columns-repeated="55" table:style-name="ce25"/>
        </table:table-row>
        <table:table-row table:style-name="a97b1d0">
          <table:table-cell calcext:value-type="date" office:date-value="2021-10-31" office:value-type="date" table:style-name="ce3">
            <text:p>2021-10-31</text:p>
          </table:table-cell>
          <table:table-cell calcext:value-type="string" office:string-value="Mens. 10/2021 (A.C.)" office:value-type="string" table:style-name="ce12">
            <text:p>Mens. 10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3-F23" table:style-name="ce41"/>
          <table:table-cell table:style-name="ce48"/>
          <table:table-cell table:number-columns-repeated="55" table:style-name="ce25"/>
        </table:table-row>
        <table:table-row table:style-name="a9bebc5">
          <table:table-cell calcext:value-type="date" office:date-value="2021-11-30" office:value-type="date" table:style-name="ce3">
            <text:p>2021-11-30</text:p>
          </table:table-cell>
          <table:table-cell calcext:value-type="string" office:string-value="Mens. 11/2021 (A.C.)" office:value-type="string" table:style-name="ce12">
            <text:p>Mens. 11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4-F24" table:style-name="ce41"/>
          <table:table-cell table:style-name="ce48"/>
          <table:table-cell table:number-columns-repeated="55" table:style-name="ce25"/>
        </table:table-row>
        <table:table-row table:style-name="aa40dab">
          <table:table-cell calcext:value-type="date" office:date-value="2021-12-31" office:value-type="date" table:style-name="ce3">
            <text:p>2021-12-31</text:p>
          </table:table-cell>
          <table:table-cell calcext:value-type="string" office:string-value="Mens. 12/2021 (A.C.)" office:value-type="string" table:style-name="ce12">
            <text:p>Mens. 12/2021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5-F25" table:style-name="ce41"/>
          <table:table-cell table:style-name="ce48"/>
          <table:table-cell table:number-columns-repeated="55" table:style-name="ce25"/>
        </table:table-row>
        <table:table-row table:style-name="af9e557">
          <table:table-cell calcext:value-type="date" office:date-value="2022-01-31" office:value-type="date" table:style-name="ce3">
            <text:p>2022-01-31</text:p>
          </table:table-cell>
          <table:table-cell calcext:value-type="string" office:string-value="Mens. 01/2022 (A.C.)" office:value-type="string" table:style-name="ce12">
            <text:p>Mens. 01/2022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6-F26" table:style-name="ce41"/>
          <table:table-cell table:style-name="ce48"/>
          <table:table-cell table:number-columns-repeated="55" table:style-name="ce25"/>
        </table:table-row>
        <table:table-row table:style-name="a959830">
          <table:table-cell calcext:value-type="date" office:date-value="2022-02-28" office:value-type="date" table:style-name="ce3">
            <text:p>2022-02-28</text:p>
          </table:table-cell>
          <table:table-cell calcext:value-type="string" office:string-value="Mens. 02/2022 (A.C.)" office:value-type="string" table:style-name="ce12">
            <text:p>Mens. 02/2022 (A.C.)</text:p>
          </table:table-cell>
          <table:table-cell calcext:value-type="float" office:value="100.0" office:value-type="float" table:style-name="ce17">
            <text:p>100.0</text:p>
          </table:table-cell>
          <table:table-cell table:style-name="ce22"/>
          <table:table-cell calcext:value-type="string" office:string-value="não" office:value-type="string" table:style-name="ce24">
            <text:p>não</text:p>
          </table:table-cell>
          <table:table-cell calcext:value-type="float" office:value="0.0" office:value-type="float" table:style-name="ce17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7-F27" table:style-name="ce41"/>
          <table:table-cell table:style-name="ce48"/>
          <table:table-cell table:number-columns-repeated="55" table:style-name="ce25"/>
        </table:table-row>
        <table:table-row table:style-name="ro2">
          <table:table-cell table:number-columns-repeated="6" table:style-name="ce4"/>
          <table:table-cell calcext:value-type="string" office:value-type="string" table:style-name="ce36">
            <text:p>TOTAL</text:p>
          </table:table-cell>
          <table:table-cell calcext:value-type="float" office:value="746" office:value-type="float" table:formula="=SUM(H2:H27)" table:style-name="ce10">
            <text:p>746,00</text:p>
          </table:table-cell>
          <table:table-cell table:style-name="ce15"/>
          <table:table-cell table:number-columns-repeated="55" table:style-name="ce25"/>
        </table:table-row>
        <table:table-row table:number-rows-repeated="2" table:style-name="ro2">
          <table:table-cell table:number-columns-repeated="6" table:style-name="ce4"/>
          <table:table-cell table:number-columns-repeated="3"/>
          <table:table-cell table:number-columns-repeated="55" table:style-name="ce25"/>
        </table:table-row>
        <table:table-row table:style-name="ro2">
          <table:table-cell table:style-name="ce5"/>
          <table:table-cell table:style-name="ce14"/>
          <table:table-cell table:number-columns-repeated="2" table:style-name="ce19"/>
          <table:table-cell table:style-name="ce30"/>
          <table:table-cell table:style-name="ce19"/>
          <table:table-cell table:style-name="ce9"/>
          <table:table-cell table:style-name="ce19"/>
          <table:table-cell table:style-name="ce46"/>
          <table:table-cell table:number-columns-repeated="55" table:style-name="ce25"/>
        </table:table-row>
        <table:table-row table:style-name="ro2">
          <table:table-cell table:style-name="ce6"/>
          <table:table-cell table:style-name="ce14"/>
          <table:table-cell table:number-columns-repeated="2" table:style-name="ce19"/>
          <table:table-cell table:style-name="ce30"/>
          <table:table-cell table:style-name="ce19"/>
          <table:table-cell table:style-name="ce9"/>
          <table:table-cell table:style-name="ce19"/>
          <table:table-cell table:style-name="ce30"/>
          <table:table-cell table:number-columns-repeated="55" table:style-name="ce25"/>
        </table:table-row>
        <table:table-row table:style-name="ro2">
          <table:table-cell table:style-name="ce8"/>
          <table:table-cell table:style-name="ce14"/>
          <table:table-cell table:number-columns-repeated="2" table:style-name="ce19"/>
          <table:table-cell table:style-name="ce30"/>
          <table:table-cell table:style-name="ce19"/>
          <table:table-cell table:style-name="ce9"/>
          <table:table-cell table:style-name="ce19"/>
          <table:table-cell table:style-name="ce30"/>
          <table:table-cell table:number-columns-repeated="55" table:style-name="ce25"/>
        </table:table-row>
        <table:table-row table:number-rows-repeated="31965" table:style-name="ro2">
          <table:table-cell table:style-name="ce9"/>
          <table:table-cell table:style-name="ce14"/>
          <table:table-cell table:number-columns-repeated="2" table:style-name="ce19"/>
          <table:table-cell table:style-name="ce30"/>
          <table:table-cell table:style-name="ce19"/>
          <table:table-cell table:style-name="ce9"/>
          <table:table-cell table:style-name="ce19"/>
          <table:table-cell table:style-name="ce30"/>
          <table:table-cell table:number-columns-repeated="55" table:style-name="ce25"/>
        </table:table-row>
        <table:table-row table:number-rows-repeated="33538"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contains-header="false" table:name="__Anonymous_Sheet_DB__0" table:target-range-address="'Situação do Cliente'.A2:'Situação do Cliente'.AMJ2">
          <table:sort>
            <table:sort-by table:data-type="automatic"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adornments="Regular" style:font-family-generic="swiss" style:font-pitch="variable" style:name="Arial3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table-cell">
      <style:table-cell-properties style:decimal-places="2"/>
      <style:paragraph-properties style:tab-stop-distance="12.5m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apply-style-name="N127P0" style:condition="value()&gt;=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apply-style-name="N128P0" style:condition="value()&gt;=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apply-style-name="N130P0" style:condition="value()&gt;0"/>
      <style:map style:apply-style-name="N130P1" style:condition="value()&lt;0"/>
    </number:number-style>
    <number:number-style style:name="N132P0" style:volatile="true">
      <number:number loext:min-decimal-places="0" number:decimal-places="0" number:grouping="true" number:min-integer-digits="1"/>
    </number:number-style>
    <number:number-style style:name="N132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2">
      <number:text>-</number:text>
      <style:map style:apply-style-name="N132P0" style:condition="value()&gt;0"/>
      <style:map style:apply-style-name="N132P1" style:condition="value()&lt;0"/>
    </number:number-style>
    <number:number-style style:name="N134P0" style:volatile="true">
      <number:number loext:min-decimal-places="2" number:decimal-places="2" number:grouping="true" number:min-integer-digits="1"/>
    </number:number-style>
    <number:number-style style:name="N134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4">
      <number:text>-</number:text>
      <number:number loext:min-decimal-places="0" number:decimal-places="0" number:min-integer-digits="0"/>
      <style:map style:apply-style-name="N134P0" style:condition="value()&gt;0"/>
      <style:map style:apply-style-name="N134P1" style:condition="value()&lt;0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7"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7P0" style:condition="value()&gt;=0"/>
    </number:number-style>
    <number:number-style style:name="N138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8">
      <style:text-properties fo:color="#ff0000"/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8P0" style:condition="value()&gt;=0"/>
    </number:number-style>
    <number:number-style style:name="N140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0"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0P0" style:condition="value()&gt;=0"/>
    </number:number-style>
    <number:number-style style:name="N141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1">
      <style:text-properties fo:color="#ff0000"/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1P0" style:condition="value()&gt;=0"/>
    </number:number-style>
    <number:number-style style:name="N143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43P1" style:volatile="true">
      <number:text>R$(""""""""""""""""""""""""""""""""</number:text>
      <number:number loext:min-decimal-places="0" number:decimal-places="0" number:grouping="true" number:min-integer-digits="1"/>
      <number:text>)</number:text>
    </number:number-style>
    <number:number-style style:name="N143">
      <number:text>R$-""""""""""""""""""""""""""""""""</number:text>
      <style:map style:apply-style-name="N143P0" style:condition="value()&gt;0"/>
      <style:map style:apply-style-name="N143P1" style:condition="value()&lt;0"/>
    </number:number-style>
    <number:number-style style:name="N145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5P1" style:volatile="true">
      <number:text>R$(""""""""""""""""""""""""""""""""</number:text>
      <number:number loext:min-decimal-places="2" number:decimal-places="2" number:grouping="true" number:min-integer-digits="1"/>
      <number:text>)</number:text>
    </number:number-style>
    <number:number-style style:name="N145">
      <number:text>R$-""""""""""""""""""""""""""""""""</number:text>
      <number:number loext:min-decimal-places="0" number:decimal-places="0" number:min-integer-digits="0"/>
      <style:map style:apply-style-name="N145P0" style:condition="value()&gt;0"/>
      <style:map style:apply-style-name="N145P1" style:condition="value()&lt;0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apply-style-name="N146P0" style:condition="value()&gt;0"/>
      <style:map style:apply-style-name="N146P1" style:condition="value()&lt;0"/>
    </number:number-style>
    <number:number-style style:name="N148P0" style:volatile="true">
      <number:number loext:min-decimal-places="0" number:decimal-places="0" number:grouping="true" number:min-integer-digits="1"/>
      <number:text> </number:text>
    </number:number-style>
    <number:number-style style:name="N148P1" style:volatile="true">
      <number:text>-</number:text>
      <number:number loext:min-decimal-places="0" number:decimal-places="0" number:grouping="true" number:min-integer-digits="1"/>
      <number:text> </number:text>
    </number:number-style>
    <number:number-style style:name="N148">
      <number:text>- </number:text>
      <style:map style:apply-style-name="N148P0" style:condition="value()&gt;0"/>
      <style:map style:apply-style-name="N148P1" style:condition="value()&lt;0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loext:min-decimal-places="0" number:decimal-places="0" number:min-integer-digits="0"/>
      <number:text> DM"""""""""""""""""""""""""""""""""""""""""""""""""</number:text>
      <style:map style:apply-style-name="N149P0" style:condition="value()&gt;0"/>
      <style:map style:apply-style-name="N149P1" style:condition="value()&lt;0"/>
    </number:number-style>
    <number:number-style style:name="N151P0" style:volatile="true">
      <number:number loext:min-decimal-places="2" number:decimal-places="2" number:grouping="true" number:min-integer-digits="1"/>
      <number:text> </number:text>
    </number:number-style>
    <number:number-style style:name="N151P1" style:volatile="true">
      <number:text>-</number:text>
      <number:number loext:min-decimal-places="2" number:decimal-places="2" number:grouping="true" number:min-integer-digits="1"/>
      <number:text> </number:text>
    </number:number-style>
    <number:number-style style:name="N151">
      <number:text>-</number:text>
      <number:number loext:min-decimal-places="0" number:decimal-places="0" number:min-integer-digits="0"/>
      <number:text> </number:text>
      <style:map style:apply-style-name="N151P0" style:condition="value()&gt;0"/>
      <style:map style:apply-style-name="N151P1" style:condition="value()&lt;0"/>
    </number:number-style>
    <number:percentage-style style:name="N152">
      <number:number loext:min-decimal-places="1" number:decimal-places="1" number:min-integer-digits="1"/>
      <number:text>%</number:text>
    </number:percentage-style>
    <number:number-style style:name="N154P0" style:volatile="true">
      <number:text>R$""""""""""""""""</number:text>
      <number:number loext:min-decimal-places="0" number:decimal-places="0" number:grouping="true" number:min-integer-digits="1"/>
    </number:number-style>
    <number:number-style style:name="N154">
      <number:text>(R$""""""""""""""""</number:text>
      <number:number loext:min-decimal-places="0" number:decimal-places="0" number:grouping="true" number:min-integer-digits="1"/>
      <number:text>)</number:text>
      <style:map style:apply-style-name="N154P0" style:condition="value()&gt;=0"/>
    </number:number-style>
    <number:number-style style:name="N155P0" style:volatile="true">
      <number:text>R$""""""""""""""""</number:text>
      <number:number loext:min-decimal-places="0" number:decimal-places="0" number:grouping="true" number:min-integer-digits="1"/>
    </number:number-style>
    <number:number-style style:name="N155">
      <style:text-properties fo:color="#ff0000"/>
      <number:text>(R$""""""""""""""""</number:text>
      <number:number loext:min-decimal-places="0" number:decimal-places="0" number:grouping="true" number:min-integer-digits="1"/>
      <number:text>)</number:text>
      <style:map style:apply-style-name="N155P0" style:condition="value()&gt;=0"/>
    </number:number-style>
    <number:number-style style:name="N157P0" style:volatile="true">
      <number:text>R$""""""""""""""""</number:text>
      <number:number loext:min-decimal-places="2" number:decimal-places="2" number:grouping="true" number:min-integer-digits="1"/>
    </number:number-style>
    <number:number-style style:name="N157">
      <number:text>(R$""""""""""""""""</number:text>
      <number:number loext:min-decimal-places="2" number:decimal-places="2" number:grouping="true" number:min-integer-digits="1"/>
      <number:text>)</number:text>
      <style:map style:apply-style-name="N157P0" style:condition="value()&gt;=0"/>
    </number:number-style>
    <number:number-style style:name="N158P0" style:volatile="true">
      <number:text>R$""""""""""""""""</number:text>
      <number:number loext:min-decimal-places="2" number:decimal-places="2" number:grouping="true" number:min-integer-digits="1"/>
    </number:number-style>
    <number:number-style style:name="N158">
      <style:text-properties fo:color="#ff0000"/>
      <number:text>(R$""""""""""""""""</number:text>
      <number:number loext:min-decimal-places="2" number:decimal-places="2" number:grouping="true" number:min-integer-digits="1"/>
      <number:text>)</number:text>
      <style:map style:apply-style-name="N158P0" style:condition="value()&gt;=0"/>
    </number:number-style>
    <number:number-style style:name="N160P0" style:volatile="true">
      <number:text>R$""""""""""""""""</number:text>
      <number:number loext:min-decimal-places="0" number:decimal-places="0" number:grouping="true" number:min-integer-digits="1"/>
    </number:number-style>
    <number:number-style style:name="N160P1" style:volatile="true">
      <number:text>R$(""""""""""""""""</number:text>
      <number:number loext:min-decimal-places="0" number:decimal-places="0" number:grouping="true" number:min-integer-digits="1"/>
      <number:text>)</number:text>
    </number:number-style>
    <number:number-style style:name="N160">
      <number:text>R$-""""""""""""""""</number:text>
      <style:map style:apply-style-name="N160P0" style:condition="value()&gt;0"/>
      <style:map style:apply-style-name="N160P1" style:condition="value()&lt;0"/>
    </number:number-style>
    <number:number-style style:name="N162P0" style:volatile="true">
      <number:text>R$""""""""""""""""</number:text>
      <number:number loext:min-decimal-places="2" number:decimal-places="2" number:grouping="true" number:min-integer-digits="1"/>
    </number:number-style>
    <number:number-style style:name="N162P1" style:volatile="true">
      <number:text>R$(""""""""""""""""</number:text>
      <number:number loext:min-decimal-places="2" number:decimal-places="2" number:grouping="true" number:min-integer-digits="1"/>
      <number:text>)</number:text>
    </number:number-style>
    <number:number-style style:name="N162">
      <number:text>R$-""""""""""""""""</number:text>
      <number:number loext:min-decimal-places="0" number:decimal-places="0" number:min-integer-digits="0"/>
      <style:map style:apply-style-name="N162P0" style:condition="value()&gt;0"/>
      <style:map style:apply-style-name="N162P1" style:condition="value()&lt;0"/>
    </number:number-style>
    <number:number-style style:name="N164P0" style:volatile="true">
      <number:text>R$"</number:text>
      <number:number loext:min-decimal-places="0" number:decimal-places="0" number:min-integer-digits="0"/>
      <number:text>"</number:text>
    </number:number-style>
    <number:currency-style style:name="N164">
      <number:text>(</number:text>
      <number:currency-symbol/>
      <number:number loext:min-decimal-places="0" number:decimal-places="0" number:min-integer-digits="2"/>
      <number:text>)</number:text>
      <style:map style:apply-style-name="N164P0" style:condition="value()&gt;=0"/>
    </number:currency-style>
    <number:number-style style:name="N166P0" style:volatile="true">
      <number:text>R$"</number:text>
      <number:number loext:min-decimal-places="7" number:decimal-places="8" number:decimal-replacement="" number:grouping="true" number:min-integer-digits="1"/>
      <number:text>"</number:text>
    </number:number-style>
    <number:currency-style style:name="N166">
      <number:text>(</number:text>
      <number:currency-symbol/>
      <number:text>\,)</number:text>
      <style:map style:apply-style-name="N166P0" style:condition="value()&gt;=0"/>
    </number:currency-style>
    <style:style style:family="table-cell" style:name="Default"/>
    <style:style style:display-name="Heading (user)" style:family="table-cell" style:name="Heading_20__28_user_29_" style:parent-style-name="Default">
      <style:text-properties fo:color="#000000" fo:font-size="24pt" fo:font-style="normal" fo:font-weight="bold"/>
    </style:style>
    <style:style style:display-name="Heading 1" style:family="table-cell" style:name="Heading_20_1" style:parent-style-name="Heading_20__28_user_29_">
      <style:text-properties fo:color="#000000" fo:font-size="18pt" fo:font-style="normal" fo:font-weight="normal"/>
    </style:style>
    <style:style style:display-name="Heading 2" style:family="table-cell" style:name="Heading_20_2" style:parent-style-name="Heading_20__28_user_29_">
      <style:text-properties fo:color="#000000" fo:font-size="12pt" fo:font-style="normal" fo:font-weight="normal"/>
    </style:style>
    <style:style style:family="table-cell" style:name="Text" style:parent-style-name="Default"/>
    <style:style style:family="table-cell" style:name="Note" style:parent-style-name="Text">
      <style:table-cell-properties fo:background-color="#ffffcc" fo:border="0.74pt solid #808080" style:diagonal-bl-tr="none" style:diagonal-tl-br="none"/>
      <style:text-properties fo:color="#333333" fo:font-size="10pt" fo:font-style="normal" fo:font-weight="normal"/>
    </style:style>
    <style:style style:family="table-cell" style:name="Footnote" style:parent-style-name="Text">
      <style:text-properties fo:color="#808080" fo:font-size="10pt" fo:font-style="italic" fo:font-weight="normal"/>
    </style:style>
    <style:style style:family="table-cell" style:name="Hyperlink" style:parent-style-name="Text">
      <style:text-properties fo:color="#0000ee" fo:font-size="10pt" fo:font-style="normal" fo:font-weight="normal" style:text-underline-color="#0000ee" style:text-underline-style="solid" style:text-underline-width="auto"/>
    </style:style>
    <style:style style:family="table-cell" style:name="Status" style:parent-style-name="Default"/>
    <style:style style:family="table-cell" style:name="Good" style:parent-style-name="Status">
      <style:table-cell-properties fo:background-color="#ccffcc"/>
      <style:text-properties fo:color="#006600" fo:font-size="10pt" fo:font-style="normal" fo:font-weight="normal"/>
    </style:style>
    <style:style style:family="table-cell" style:name="Neutral" style:parent-style-name="Status">
      <style:table-cell-properties fo:background-color="#ffffcc"/>
      <style:text-properties fo:color="#996600" fo:font-size="10pt" fo:font-style="normal" fo:font-weight="normal"/>
    </style:style>
    <style:style style:family="table-cell" style:name="Bad" style:parent-style-name="Status">
      <style:table-cell-properties fo:background-color="#ffcccc"/>
      <style:text-properties fo:color="#cc0000" fo:font-size="10pt" fo:font-style="normal" fo:font-weight="normal"/>
    </style:style>
    <style:style style:family="table-cell" style:name="Warning" style:parent-style-name="Status">
      <style:text-properties fo:color="#cc0000" fo:font-size="10pt" fo:font-style="normal" fo:font-weight="normal"/>
    </style:style>
    <style:style style:family="table-cell" style:name="Error" style:parent-style-name="Status">
      <style:table-cell-properties fo:background-color="#cc0000"/>
      <style:text-properties fo:color="#ffffff" fo:font-size="10pt" fo:font-style="normal" fo:font-weight="bold"/>
    </style:style>
    <style:style style:family="table-cell" style:name="Accent" style:parent-style-name="Default">
      <style:text-properties fo:color="#000000" fo:font-size="10pt" fo:font-style="normal" fo:font-weight="bold"/>
    </style:style>
    <style:style style:display-name="Accent 1" style:family="table-cell" style:name="Accent_20_1" style:parent-style-name="Accent">
      <style:table-cell-properties fo:background-color="#000000"/>
      <style:text-properties fo:color="#ffffff" fo:font-size="10pt" fo:font-style="normal" fo:font-weight="normal"/>
    </style:style>
    <style:style style:display-name="Accent 2" style:family="table-cell" style:name="Accent_20_2" style:parent-style-name="Accent">
      <style:table-cell-properties fo:background-color="#808080"/>
      <style:text-properties fo:color="#ffffff" fo:font-size="10pt" fo:font-style="normal" fo:font-weight="normal"/>
    </style:style>
    <style:style style:display-name="Accent 3" style:family="table-cell" style:name="Accent_20_3" style:parent-style-name="Accent">
      <style:table-cell-properties fo:background-color="#dddddd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</office:styles>
  <office:automatic-styles>
    <style:page-layout style:name="Mpm1">
      <style:page-layout-properties fo:background-color="transparent" fo:margin-bottom="14.99mm" fo:margin-left="10mm" fo:margin-right="20mm" fo:margin-top="4.99mm" fo:page-height="210.01mm" fo:page-width="297mm" style:num-format="1" style:print-orientation="landscape" style:shadow="none" style:table-centering="horizontal">
        <style:background-image/>
      </style:page-layout-properties>
      <style:header-style>
        <style:header-footer-properties fo:margin-bottom="2.5mm" fo:margin-left="0mm" fo:margin-right="10mm" fo:min-height="12.51mm"/>
      </style:header-style>
      <style:footer-style>
        <style:header-footer-properties fo:margin-left="0mm" fo:margin-right="0mm" fo:margin-top="2.5mm" fo:min-height="12.51mm"/>
      </style:footer-style>
    </style:page-layout>
    <style:page-layout style:name="Mpm2">
      <style:header-style>
        <style:header-footer-properties fo:background-color="#c0c0c0" fo:border="2.49pt solid #000000" fo:margin-bottom="2.5mm" fo:margin-left="0mm" fo:margin-right="0mm" fo:min-height="7.51mm" fo:padding="0.18mm">
          <style:background-image/>
        </style:header-footer-properties>
      </style:header-style>
      <style:footer-style>
        <style:header-footer-properties fo:background-color="#c0c0c0" fo:border="2.49pt solid #000000" fo:margin-left="0mm" fo:margin-right="0mm" fo:margin-top="2.5mm" fo:min-height="7.51mm" fo:padding="0.18mm">
          <style:background-image/>
        </style:header-footer-properties>
      </style:footer-style>
    </style:page-layout>
    <style:style style:family="text" style:name="MT1">
      <style:text-properties fo:color="#000000" fo:font-size="16pt" fo:font-style="normal" fo:font-weight="bold" fo:letter-spacing="normal" fo:text-shadow="none" style:font-name="Arial2" style:font-relief="none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color="font-color" style:text-underline-mode="continuous" style:text-underline-style="solid" style:text-underline-width="bold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5">
      <style:text-properties fo:font-size="12pt" style:font-name="Arial3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09-01">00/00/0000</text:date></text:span><text:span text:style-name="MT2"><text:s/>- </text:span><text:span text:style-name="MT2"><text:time style:data-style-name="N2" text:time-value="15:33:00.399857040">00:00:00</text:time></text:span><text:span text:style-name="MT2"><text:s/></text:span></text:p>
        </style:region-center>
        <style:region-right>
          <text:p><text:span text:style-name="MT4">Agro Comercial Nova Salada Ltda. - EPP</text:span></text:p>
          <text:p><text:span text:style-name="MT2">Fabiana Bião - Tel.: (15) 99716-8388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gro Comercial Nova Salada Ltda. - EPP</text:span></text:p>
          <text:p>nova.hortifruti@gmail.com - Página <text:page-number>1</text:page-number><text:s/>de <text:page-count>99</text:page-count></text:p>
          <text:p>Sítio Cambará - Figueira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5:33:00.4223820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initial-creator>Carlos Augusto Marcicano</meta:initial-creator>
    <meta:creation-date>2000-10-16T15:02:47</meta:creation-date>
    <dc:date>2020-09-01T15:36:19.995520189</dc:date>
    <dc:language>pt-PT</dc:language>
    <meta:editing-cycles>708</meta:editing-cycles>
    <meta:editing-duration>P3DT17H59M34S</meta:editing-duration>
    <meta:print-date>2019-09-30T09:30:58.536813971</meta:print-date>
    <meta:document-statistic meta:table-count="1" meta:cell-count="59" meta:object-count="0"/>
    <meta:user-defined meta:name="Info 0"/>
    <meta:user-defined meta:name="Info 1"/>
    <meta:user-defined meta:name="Info 2"/>
    <meta:user-defined meta:name="Info 3"/>
  </office:meta>
</office:document-meta>
</file>